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73a8" officeooo:paragraph-rsid="000173a8"/>
    </style:style>
    <style:style style:name="P2" style:family="paragraph" style:parent-style-name="Standard">
      <style:text-properties officeooo:rsid="0002d245" officeooo:paragraph-rsid="0002d2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/text:p>
      <text:p text:style-name="P1"/>
      <text:p text:style-name="P1">Case sensitive, Quiere decir que ese sistema de programacion sera sensible a mayusculas y minusculas es decir que hara distincion entre ellas.</text:p>
      <text:p text:style-name="P1"/>
      <text:p text:style-name="P1">1.2</text:p>
      <text:p text:style-name="P1"/>
      <text:p text:style-name="P1">La maquina virtual de java</text:p>
      <text:p text:style-name="P1"/>
      <text:p text:style-name="P1">1.3</text:p>
      <text:p text:style-name="P1"/>
      <text:p text:style-name="P1">Codigo fuente, que acabara siendo convertido en un codigo intermedio llamado .class o bytecode.</text:p>
      <text:p text:style-name="P1"/>
      <text:p text:style-name="P1">1.4</text:p>
      <text:p text:style-name="P1"/>
      <text:p text:style-name="P1">Es la maquina virtual de Java.</text:p>
      <text:p text:style-name="P1"/>
      <text:p text:style-name="P1">1.5</text:p>
      <text:p text:style-name="P1"/>
      <text:p text:style-name="P1">Las palabras reservadas son palabras que han sido betadas y no se pueden usar como tal, ha de usarse un "sinonimo" para referirse a ellas </text:p>
      <text:p text:style-name="P1">catch</text:p>
      <text:p text:style-name="P1"/>
      <text:p text:style-name="P1">1.6</text:p>
      <text:p text:style-name="P1"/>
      <text:p text:style-name="P1">.java y .class</text:p>
      <text:p text:style-name="P1"/>
      <text:p text:style-name="P2">1.7</text:p>
      <text:p text:style-name="P2"/>
      <text:p text:style-name="P2">public class borrar {</text:p>
      <text:p text:style-name="P2"/>
      <text:p text:style-name="P2"><text:tab/>public static void Welcome () {</text:p>
      <text:p text:style-name="P2"><text:tab/>System.out.println("afternoon");</text:p>
      <text:p text:style-name="P2"><text:tab/>System.out.println("morning");</text:p>
      <text:p text:style-name="P2"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4.2$Windows_x86 LibreOffice_project/63150712c6d317d27ce2db16eb94c2f3d7b699f8</meta:generator>
    <dc:date>2014-10-01T12:58:11.370000000</dc:date>
    <meta:document-statistic meta:table-count="0" meta:image-count="0" meta:object-count="0" meta:page-count="1" meta:paragraph-count="20" meta:word-count="97" meta:character-count="588" meta:non-whitespace-character-count="507"/>
    <meta:user-defined meta:name="Info 1"/>
    <meta:user-defined meta:name="Info 2"/>
    <meta:user-defined meta:name="Info 3"/>
    <meta:user-defined meta:name="Info 4"/>
  </office:meta>
</office:document-meta>
</file>